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c371" officeooo:paragraph-rsid="000dc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Vianadiobergue@gmail.com" text:style-name="Internet_20_link" text:visited-style-name="Visited_20_Internet_20_Link">Vianadiobergue@gmail.com</text:a></text:p>
      <text:p text:style-name="P1"><text:s/>senha: diosD30*23*</text:p>
      <text:p text:style-name="P1">diosD30*23!!</text:p>
      <text:p text:style-name="P1"/>
      <text:p text:style-name="P1">https://link-intragram.000webhostapp.com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9T10:04:07.222000000</dc:date>
    <meta:editing-duration>PT1M1S</meta:editing-duration>
    <meta:editing-cycles>1</meta:editing-cycles>
    <meta:document-statistic meta:table-count="0" meta:image-count="0" meta:object-count="0" meta:page-count="1" meta:paragraph-count="4" meta:word-count="5" meta:character-count="96" meta:non-whitespace-character-count="94"/>
    <meta:generator>LibreOffice/7.3.3.2$Windows_X86_64 LibreOffice_project/d1d0ea68f081ee2800a922cac8f79445e4603348</meta:generator>
  </office:meta>
</office:document-meta>
</file>